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fa54" officeooo:paragraph-rsid="0019fa54"/>
    </style:style>
    <style:style style:name="P2" style:family="paragraph" style:parent-style-name="Standard">
      <style:text-properties officeooo:paragraph-rsid="0019fa54"/>
    </style:style>
    <style:style style:name="T1" style:family="text">
      <style:text-properties officeooo:rsid="0019f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1"/>
      <text:p text:style-name="P1">Serve para aplicações de linha de comando, porém é necessario importar algumas coisas, e não é completamente multiplataforma nisso. Tem uma flexibilidade grande de codigo, podendo executar diversas funções diferentes, com uma sintaxe enxuta, porém tem o problema de não servir muito bem para construir uma infraestrutura maior.</text:p>
      <text:p text:style-name="P1"/>
      <text:p text:style-name="P2"><text:span text:style-name="T1">Mesmo assim vem sendo adotada por varias empresas que a usam para finança pela propiciedade para construção de calculos, e a sua variedade de bibliotecas que aceleram o desenvolvimento dessas funcionalidades. Ao ponto em que a linguagem chegou a ficar bem amadurecida.</text:span></text:p>
      <text:p text:style-name="P1"/>
      <text:p text:style-name="P1">Um dos principais downsides é que a linguagem tem problemas com performance, e uma implementação pobre de multithreading, o que limita as otimizações que performance que nela poderiam ser feitas. Isso pode vir a calhar quando trabalhando com fazer calculos com muitos dadso. Mas parece que isso não impede completamente com analise sendo feita com conjuntos grandes de dados. Talvez seja o caso de que as bibliotecas que executam tais funções sejam construídas em outras linguagen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6:13:32.543544618</meta:creation-date>
    <dc:date>2020-03-22T16:27:02.757904972</dc:date>
    <meta:editing-duration>PT1M10S</meta:editing-duration>
    <meta:editing-cycles>1</meta:editing-cycles>
    <meta:document-statistic meta:table-count="0" meta:image-count="0" meta:object-count="0" meta:page-count="1" meta:paragraph-count="4" meta:word-count="167" meta:character-count="1083" meta:non-whitespace-character-count="920"/>
    <meta:generator>LibreOffice/6.3.5.2$Linux_X86_64 LibreOffice_project/30$Build-2</meta:generator>
  </office:meta>
</office:document-meta>
</file>